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Arial1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HelveticaNeue-UltraLight" svg:font-family="HelveticaNeue-UltraLight, 'Helvetica Neue UltraLight', ralewaythin, 'Helvetica Neue', 'Calibri Light', Calibri, Helvetica, Arial, sans-serif"/>
    <style:font-face style:name="Lato" svg:font-family="Lato, Helvetica, Arial, Lucida, sans-serif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x-locale-heading-primary" svg:font-family="x-locale-heading-primary, zillaslab, Palatino, 'Palatino Linotype', x-locale-heading-secondary, 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4aa5e2"/>
    </style:style>
    <style:style style:name="P3" style:family="paragraph" style:parent-style-name="Standard">
      <style:text-properties officeooo:rsid="00173d75" officeooo:paragraph-rsid="004c0492"/>
    </style:style>
    <style:style style:name="P4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5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6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7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8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9" style:family="paragraph" style:parent-style-name="Standard">
      <style:text-properties officeooo:rsid="001939e8" officeooo:paragraph-rsid="00173d75"/>
    </style:style>
    <style:style style:name="P10" style:family="paragraph" style:parent-style-name="Standard">
      <style:text-properties officeooo:rsid="001939e8" officeooo:paragraph-rsid="001939e8"/>
    </style:style>
    <style:style style:name="P11" style:family="paragraph" style:parent-style-name="Standard">
      <style:text-properties officeooo:rsid="001bfea2" officeooo:paragraph-rsid="001939e8"/>
    </style:style>
    <style:style style:name="P12" style:family="paragraph" style:parent-style-name="Standard">
      <style:text-properties officeooo:rsid="001bfea2" officeooo:paragraph-rsid="001bfea2"/>
    </style:style>
    <style:style style:name="P13" style:family="paragraph" style:parent-style-name="Standard">
      <style:text-properties fo:color="#000000" officeooo:rsid="001d3e6e" officeooo:paragraph-rsid="001d3e6e"/>
    </style:style>
    <style:style style:name="P14" style:family="paragraph" style:parent-style-name="Standard">
      <style:text-properties fo:color="#000000" officeooo:rsid="001d3e6e" officeooo:paragraph-rsid="001e50af"/>
    </style:style>
    <style:style style:name="P15" style:family="paragraph" style:parent-style-name="Standard">
      <style:text-properties fo:color="#000000" officeooo:rsid="001e50af" officeooo:paragraph-rsid="001e50af"/>
    </style:style>
    <style:style style:name="P16" style:family="paragraph" style:parent-style-name="Standard">
      <style:text-properties fo:color="#000000" officeooo:paragraph-rsid="001e50af"/>
    </style:style>
    <style:style style:name="P17" style:family="paragraph" style:parent-style-name="Standard">
      <style:text-properties fo:color="#000000" officeooo:rsid="00244b17" officeooo:paragraph-rsid="00244b17"/>
    </style:style>
    <style:style style:name="P18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9" style:family="paragraph" style:parent-style-name="Standard">
      <style:text-properties fo:color="#000000" officeooo:rsid="00293b0a" officeooo:paragraph-rsid="00293b0a"/>
    </style:style>
    <style:style style:name="P20" style:family="paragraph" style:parent-style-name="Standard">
      <style:text-properties fo:color="#000000" officeooo:rsid="002c5b87" officeooo:paragraph-rsid="002c5b87"/>
    </style:style>
    <style:style style:name="P21" style:family="paragraph" style:parent-style-name="Standard">
      <style:text-properties fo:color="#000000" officeooo:rsid="002e88cc" officeooo:paragraph-rsid="002e88cc"/>
    </style:style>
    <style:style style:name="P22" style:family="paragraph" style:parent-style-name="Standard">
      <style:text-properties fo:color="#000000" officeooo:rsid="002f40ba" officeooo:paragraph-rsid="002f40ba"/>
    </style:style>
    <style:style style:name="P23" style:family="paragraph" style:parent-style-name="Standard">
      <style:text-properties fo:color="#000000" officeooo:rsid="0033d622" officeooo:paragraph-rsid="0033d622"/>
    </style:style>
    <style:style style:name="P24" style:family="paragraph" style:parent-style-name="Standard">
      <style:text-properties fo:color="#000000" officeooo:rsid="003ba105" officeooo:paragraph-rsid="003ba105"/>
    </style:style>
    <style:style style:name="P25" style:family="paragraph" style:parent-style-name="Standard">
      <style:text-properties fo:color="#000000" officeooo:rsid="003f5f6f" officeooo:paragraph-rsid="003f5f6f"/>
    </style:style>
    <style:style style:name="P26" style:family="paragraph" style:parent-style-name="Standard">
      <style:text-properties fo:color="#000000" officeooo:rsid="0044eb31" officeooo:paragraph-rsid="0044eb31"/>
    </style:style>
    <style:style style:name="P27" style:family="paragraph" style:parent-style-name="Standard">
      <style:text-properties fo:color="#000000" officeooo:rsid="0045a4d5" officeooo:paragraph-rsid="0045a4d5"/>
    </style:style>
    <style:style style:name="P28" style:family="paragraph" style:parent-style-name="Standard">
      <style:text-properties fo:color="#000000" officeooo:rsid="00475b5a" officeooo:paragraph-rsid="00475b5a"/>
    </style:style>
    <style:style style:name="P29" style:family="paragraph" style:parent-style-name="Standard">
      <style:text-properties fo:color="#000000" officeooo:rsid="004a33f2" officeooo:paragraph-rsid="004a33f2"/>
    </style:style>
    <style:style style:name="P30" style:family="paragraph" style:parent-style-name="Standard">
      <style:text-properties fo:color="#000000" officeooo:rsid="004d1ac8" officeooo:paragraph-rsid="004d1ac8"/>
    </style:style>
    <style:style style:name="P31" style:family="paragraph" style:parent-style-name="Standard">
      <style:text-properties fo:color="#000000" officeooo:rsid="004d1ac8" officeooo:paragraph-rsid="00553f1b"/>
    </style:style>
    <style:style style:name="P32" style:family="paragraph" style:parent-style-name="Standard">
      <style:text-properties fo:color="#000000" officeooo:rsid="004d1ac8" officeooo:paragraph-rsid="0058b2e5"/>
    </style:style>
    <style:style style:name="P33" style:family="paragraph" style:parent-style-name="Standard">
      <style:text-properties fo:color="#000000" officeooo:rsid="004d1ac8" officeooo:paragraph-rsid="0058eb85"/>
    </style:style>
    <style:style style:name="P34" style:family="paragraph" style:parent-style-name="Standard">
      <style:text-properties fo:color="#000000" officeooo:rsid="00505627" officeooo:paragraph-rsid="00505627"/>
    </style:style>
    <style:style style:name="P35" style:family="paragraph" style:parent-style-name="Standard">
      <style:text-properties fo:color="#000000" officeooo:rsid="00548d10" officeooo:paragraph-rsid="00548d10"/>
    </style:style>
    <style:style style:name="P36" style:family="paragraph" style:parent-style-name="Standard">
      <style:text-properties fo:color="#000000" officeooo:rsid="00553f1b" officeooo:paragraph-rsid="00553f1b"/>
    </style:style>
    <style:style style:name="P37" style:family="paragraph" style:parent-style-name="Standard">
      <style:text-properties fo:color="#000000" officeooo:rsid="005540b0" officeooo:paragraph-rsid="005540b0"/>
    </style:style>
    <style:style style:name="P38" style:family="paragraph" style:parent-style-name="Standard">
      <style:text-properties fo:color="#000000" officeooo:rsid="0059b58e" officeooo:paragraph-rsid="0059b58e"/>
    </style:style>
    <style:style style:name="P39" style:family="paragraph" style:parent-style-name="Standard">
      <style:text-properties fo:color="#000000" officeooo:rsid="0059bafa" officeooo:paragraph-rsid="0059bafa"/>
    </style:style>
    <style:style style:name="P40" style:family="paragraph" style:parent-style-name="Standard">
      <style:text-properties fo:color="#000000" officeooo:rsid="0059e09a" officeooo:paragraph-rsid="0059e09a"/>
    </style:style>
    <style:style style:name="P41" style:family="paragraph" style:parent-style-name="Standard">
      <style:text-properties fo:color="#000000" officeooo:rsid="005adc26" officeooo:paragraph-rsid="005adc26"/>
    </style:style>
    <style:style style:name="P42" style:family="paragraph" style:parent-style-name="Standard">
      <style:text-properties fo:color="#000000" officeooo:rsid="005bdf92" officeooo:paragraph-rsid="005bdf92"/>
    </style:style>
    <style:style style:name="P43" style:family="paragraph" style:parent-style-name="Standard">
      <style:text-properties fo:color="#000000" officeooo:rsid="005f9d0f" officeooo:paragraph-rsid="005f9d0f"/>
    </style:style>
    <style:style style:name="P44" style:family="paragraph" style:parent-style-name="Standard">
      <style:text-properties fo:color="#000000" officeooo:paragraph-rsid="00606586"/>
    </style:style>
    <style:style style:name="P45" style:family="paragraph" style:parent-style-name="Standard">
      <style:text-properties fo:color="#000000" officeooo:rsid="0062098e" officeooo:paragraph-rsid="0062098e"/>
    </style:style>
    <style:style style:name="P4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4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4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4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5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51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5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5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5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4d1ac8"/>
    </style:style>
    <style:style style:name="P5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5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5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5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5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6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6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6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6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6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d1ac8" officeooo:paragraph-rsid="004d1ac8"/>
    </style:style>
    <style:style style:name="P6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598a67" officeooo:paragraph-rsid="00598a67"/>
    </style:style>
    <style:style style:name="P66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officeooo:paragraph-rsid="003dd794" style:text-blinking="false" loext:padding="0cm" loext:border="none"/>
    </style:style>
    <style:style style:name="P6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a33f2" officeooo:paragraph-rsid="004a33f2" style:text-blinking="false" loext:padding="0cm" loext:border="none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d1ac8" officeooo:paragraph-rsid="004d1ac8" style:text-blinking="false" loext:padding="0cm" loext:border="none"/>
    </style:style>
    <style:style style:name="P7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598a67" officeooo:paragraph-rsid="00598a67" style:text-blinking="false" loext:padding="0cm" loext:border="none"/>
    </style:style>
    <style:style style:name="P71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72" style:family="paragraph" style:parent-style-name="Standard">
      <style:text-properties fo:font-variant="normal" fo:text-transform="none" fo:color="#212529" style:font-name="apple-system" fo:letter-spacing="normal" fo:font-style="normal" fo:font-weight="normal" officeooo:paragraph-rsid="00606586"/>
    </style:style>
    <style:style style:name="P73" style:family="paragraph" style:parent-style-name="Standard">
      <style:text-properties fo:font-variant="normal" fo:text-transform="none" fo:color="#212529" style:font-name="apple-system" fo:letter-spacing="normal" fo:font-style="normal" fo:font-weight="normal" officeooo:rsid="00606586" officeooo:paragraph-rsid="00606586"/>
    </style:style>
    <style:style style:name="P74" style:family="paragraph" style:parent-style-name="Standard">
      <style:text-properties officeooo:rsid="002289ae" officeooo:paragraph-rsid="002289ae"/>
    </style:style>
    <style:style style:name="P75" style:family="paragraph" style:parent-style-name="Standard">
      <style:text-properties officeooo:paragraph-rsid="001e50af"/>
    </style:style>
    <style:style style:name="P76" style:family="paragraph" style:parent-style-name="Standard">
      <style:text-properties officeooo:paragraph-rsid="003dd794"/>
    </style:style>
    <style:style style:name="P77" style:family="paragraph" style:parent-style-name="Standard">
      <style:text-properties officeooo:rsid="004aa5e2" officeooo:paragraph-rsid="004aa5e2"/>
    </style:style>
    <style:style style:name="P78" style:family="paragraph" style:parent-style-name="Standard">
      <style:text-properties officeooo:paragraph-rsid="005f9d0f"/>
    </style:style>
    <style:style style:name="P79" style:family="paragraph" style:parent-style-name="Standard">
      <style:text-properties officeooo:paragraph-rsid="0062098e"/>
    </style:style>
    <style:style style:name="P80" style:family="paragraph" style:parent-style-name="Standard">
      <style:text-properties officeooo:rsid="0062098e" officeooo:paragraph-rsid="0062098e"/>
    </style:style>
    <style:style style:name="P81" style:family="paragraph" style:parent-style-name="Standard">
      <style:text-properties officeooo:rsid="0063f8d6" officeooo:paragraph-rsid="0063f8d6"/>
    </style:style>
    <style:style style:name="P82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83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84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P85" style:family="paragraph" style:parent-style-name="Standard">
      <style:paragraph-properties fo:padding="0.049cm" fo:border="0.06pt solid #000000" style:shadow="#808080 -0.18cm -0.18cm" style:writing-mode="page"/>
      <style:text-properties fo:color="#000000" officeooo:rsid="005adc26" officeooo:paragraph-rsid="005adc26"/>
    </style:style>
    <style:style style:name="P86" style:family="paragraph" style:parent-style-name="Standard">
      <style:paragraph-properties fo:padding="0.049cm" fo:border="0.06pt solid #000000" style:shadow="#808080 -0.18cm -0.18cm" style:writing-mode="page"/>
      <style:text-properties fo:color="#000000" officeooo:rsid="005e1fb9" officeooo:paragraph-rsid="005e1fb9"/>
    </style:style>
    <style:style style:name="P87" style:family="paragraph" style:parent-style-name="Standard">
      <style:paragraph-properties fo:padding="0.049cm" fo:border="0.06pt solid #000000" style:shadow="#808080 -0.18cm -0.18cm" style:writing-mode="page"/>
      <style:text-properties fo:color="#000000" officeooo:rsid="00606586" officeooo:paragraph-rsid="00606586"/>
    </style:style>
    <style:style style:name="P88" style:family="paragraph" style:parent-style-name="Standard">
      <style:paragraph-properties fo:padding="0.049cm" fo:border="0.06pt solid #000000" style:shadow="#808080 -0.18cm -0.18cm" style:writing-mode="page"/>
      <style:text-properties fo:font-variant="normal" fo:text-transform="none" fo:color="#212529" style:font-name="Liberation Serif" fo:letter-spacing="normal" fo:font-style="normal" fo:font-weight="normal" officeooo:rsid="0062098e" officeooo:paragraph-rsid="0062098e"/>
    </style:style>
    <style:style style:name="P89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4d1ac8"/>
    </style:style>
    <style:style style:name="P90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5327c5" officeooo:paragraph-rsid="005327c5"/>
    </style:style>
    <style:style style:name="P91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58b2e5" officeooo:paragraph-rsid="0058b2e5"/>
    </style:style>
    <style:style style:name="P92" style:family="paragraph" style:parent-style-name="Standard">
      <style:paragraph-properties fo:padding="0.049cm" fo:border="0.26pt solid #000000" style:shadow="#808080 -0.18cm -0.18cm" style:writing-mode="page"/>
      <style:text-properties fo:color="#000000" officeooo:rsid="0059b58e" officeooo:paragraph-rsid="0059b58e"/>
    </style:style>
    <style:style style:name="P93" style:family="paragraph" style:parent-style-name="Standard">
      <style:text-properties fo:font-variant="normal" fo:text-transform="none" style:font-name="Roboto" fo:letter-spacing="normal" fo:font-style="normal" fo:font-weight="normal" officeooo:paragraph-rsid="005f9d0f"/>
    </style:style>
    <style:style style:name="P94" style:family="paragraph" style:parent-style-name="Standard">
      <style:text-properties fo:font-variant="normal" fo:text-transform="none" fo:color="#212529" style:font-name="apple-system" fo:letter-spacing="normal" fo:font-style="normal" fo:font-weight="normal" officeooo:paragraph-rsid="00606586"/>
    </style:style>
    <style:style style:name="P95" style:family="paragraph" style:parent-style-name="Standard">
      <style:text-properties fo:font-variant="normal" fo:text-transform="none" fo:color="#212529" style:font-name="apple-system" fo:letter-spacing="normal" fo:font-style="normal" fo:font-weight="normal" officeooo:rsid="00606586" officeooo:paragraph-rsid="00606586"/>
    </style:style>
    <style:style style:name="P96" style:family="paragraph" style:parent-style-name="Standard">
      <style:text-properties fo:font-variant="normal" fo:text-transform="none" fo:color="#212529" style:font-name="apple-system" fo:letter-spacing="normal" fo:font-style="normal" fo:font-weight="normal" officeooo:rsid="006dcb61" officeooo:paragraph-rsid="006dcb61"/>
    </style:style>
    <style:style style:name="P97" style:family="paragraph" style:parent-style-name="Standard">
      <style:text-properties fo:font-variant="normal" fo:text-transform="none" fo:color="#212529" style:font-name="apple-system" fo:letter-spacing="normal" fo:font-style="normal" fo:font-weight="normal" officeooo:rsid="006e05a2" officeooo:paragraph-rsid="006dcb61"/>
    </style:style>
    <style:style style:name="P98" style:family="paragraph" style:parent-style-name="Standard">
      <style:text-properties fo:font-variant="normal" fo:text-transform="none" fo:color="#212529" style:font-name="apple-system" fo:letter-spacing="normal" fo:font-style="normal" fo:font-weight="normal" officeooo:rsid="006e05a2" officeooo:paragraph-rsid="006e05a2"/>
    </style:style>
    <style:style style:name="P9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10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67fd98"/>
    </style:style>
    <style:style style:name="P10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67fd98" officeooo:paragraph-rsid="0067fd98"/>
    </style:style>
    <style:style style:name="P10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6cac2d" officeooo:paragraph-rsid="006cac2d"/>
    </style:style>
    <style:style style:name="P103" style:family="paragraph" style:parent-style-name="Standard">
      <style:text-properties officeooo:rsid="0063f8d6" officeooo:paragraph-rsid="0063f8d6"/>
    </style:style>
    <style:style style:name="P104" style:family="paragraph" style:parent-style-name="Standard">
      <style:text-properties officeooo:rsid="006649e4" officeooo:paragraph-rsid="006649e4"/>
    </style:style>
    <style:style style:name="P105" style:family="paragraph" style:parent-style-name="Standard">
      <style:text-properties officeooo:paragraph-rsid="006649e4"/>
    </style:style>
    <style:style style:name="P106" style:family="paragraph" style:parent-style-name="Standard">
      <style:text-properties officeooo:rsid="00668077" officeooo:paragraph-rsid="00668077"/>
    </style:style>
    <style:style style:name="P107" style:family="paragraph" style:parent-style-name="Standard">
      <style:text-properties officeooo:rsid="00673d79" officeooo:paragraph-rsid="00673d79"/>
    </style:style>
    <style:style style:name="P108" style:family="paragraph" style:parent-style-name="Standard">
      <style:text-properties fo:color="#000000" officeooo:rsid="005f9d0f" officeooo:paragraph-rsid="005f9d0f"/>
    </style:style>
    <style:style style:name="P109" style:family="paragraph" style:parent-style-name="Standard">
      <style:text-properties fo:color="#000000" officeooo:rsid="007066f2" officeooo:paragraph-rsid="007066f2"/>
    </style:style>
    <style:style style:name="P110" style:family="paragraph" style:parent-style-name="Standard">
      <style:text-properties fo:color="#000000" officeooo:rsid="0059e09a" officeooo:paragraph-rsid="0059e09a"/>
    </style:style>
    <style:style style:name="P111" style:family="paragraph" style:parent-style-name="Standard">
      <style:text-properties fo:color="#000000" officeooo:rsid="0072d1f3" officeooo:paragraph-rsid="0072d1f3"/>
    </style:style>
    <style:style style:name="P112" style:family="paragraph" style:parent-style-name="Standard">
      <style:text-properties officeooo:rsid="00694148" officeooo:paragraph-rsid="00694148"/>
    </style:style>
    <style:style style:name="P113" style:family="paragraph" style:parent-style-name="Standard">
      <style:text-properties officeooo:rsid="00694148" officeooo:paragraph-rsid="006a9642"/>
    </style:style>
    <style:style style:name="P114" style:family="paragraph" style:parent-style-name="Standard">
      <style:text-properties officeooo:rsid="006a9642" officeooo:paragraph-rsid="00694148"/>
    </style:style>
    <style:style style:name="P115" style:family="paragraph" style:parent-style-name="Standard">
      <style:text-properties officeooo:rsid="006b2715" officeooo:paragraph-rsid="006b2715"/>
    </style:style>
    <style:style style:name="P116" style:family="paragraph" style:parent-style-name="Standard">
      <style:text-properties officeooo:paragraph-rsid="007066f2"/>
    </style:style>
    <style:style style:name="P117" style:family="paragraph" style:parent-style-name="Standard">
      <style:text-properties officeooo:rsid="00716a4e" officeooo:paragraph-rsid="00716a4e"/>
    </style:style>
    <style:style style:name="P118" style:family="paragraph" style:parent-style-name="Standard">
      <style:text-properties officeooo:rsid="00716a4e" officeooo:paragraph-rsid="00719c2e"/>
    </style:style>
    <style:style style:name="P119" style:family="paragraph" style:parent-style-name="Standard">
      <style:text-properties officeooo:rsid="00719c2e" officeooo:paragraph-rsid="00719c2e"/>
    </style:style>
    <style:style style:name="P120" style:family="paragraph" style:parent-style-name="Standard">
      <style:text-properties officeooo:rsid="00728ac6" officeooo:paragraph-rsid="00728ac6"/>
    </style:style>
    <style:style style:name="P121" style:family="paragraph" style:parent-style-name="Standard">
      <style:text-properties officeooo:rsid="0074bf50" officeooo:paragraph-rsid="0074bf50"/>
    </style:style>
    <style:style style:name="P122" style:family="paragraph" style:parent-style-name="Standard">
      <loext:graphic-properties draw:fill="none"/>
      <style:paragraph-properties fo:background-color="transparent" fo:padding="0.049cm" fo:border="0.06pt solid #000000" style:shadow="#808080 -0.18cm -0.18cm" style:writing-mode="page"/>
      <style:text-properties officeooo:rsid="006a9642" officeooo:paragraph-rsid="006a9642"/>
    </style:style>
    <style:style style:name="P123" style:family="paragraph" style:parent-style-name="Standard">
      <style:paragraph-properties fo:padding="0.049cm" fo:border="0.06pt solid #000000" style:shadow="#808080 -0.18cm -0.18cm" style:writing-mode="page"/>
      <style:text-properties officeooo:rsid="00716a4e" officeooo:paragraph-rsid="00716a4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6" style:family="text">
      <style:text-properties fo:font-variant="normal" fo:text-transform="none" style:font-name="Roboto" fo:letter-spacing="normal" fo:font-style="normal" fo:font-weight="normal"/>
    </style:style>
    <style:style style:name="T17" style:family="text">
      <style:text-properties fo:font-variant="normal" fo:text-transform="none" fo:color="#212529" style:font-name="apple-system" fo:letter-spacing="normal" fo:font-style="normal" fo:font-weight="normal"/>
    </style:style>
    <style:style style:name="T18" style:family="text">
      <style:text-properties fo:font-variant="normal" fo:text-transform="none" fo:color="#212529" style:font-name="Liberation Serif" fo:letter-spacing="normal" fo:font-style="normal" fo:font-weight="normal"/>
    </style:style>
    <style:style style:name="T19" style:family="text">
      <style:text-properties fo:font-variant="normal" fo:text-transform="none" style:font-name="Liberation Serif" fo:letter-spacing="normal" fo:font-style="normal" fo:font-weight="normal"/>
    </style:style>
    <style:style style:name="T20" style:family="text">
      <style:text-properties fo:color="#000000"/>
    </style:style>
    <style:style style:name="T21" style:family="text">
      <style:text-properties fo:color="#000000" officeooo:rsid="001e50af"/>
    </style:style>
    <style:style style:name="T22" style:family="text">
      <style:text-properties fo:color="#000000" officeooo:rsid="005f9d0f"/>
    </style:style>
    <style:style style:name="T23" style:family="text">
      <style:text-properties fo:color="#000000" style:font-name="Liberation Serif"/>
    </style:style>
    <style:style style:name="T24" style:family="text">
      <style:text-properties fo:color="#000000" officeooo:rsid="007066f2"/>
    </style:style>
    <style:style style:name="T25" style:family="text">
      <style:text-properties officeooo:rsid="001e50af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font-name="Liberation Serif" style:font-weight-asian="normal" style:font-weight-complex="normal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fo:font-size="12.75pt" officeooo:rsid="0035842f"/>
    </style:style>
    <style:style style:name="T30" style:family="text">
      <style:text-properties fo:font-size="12.75pt" style:text-underline-style="solid" style:text-underline-width="auto" style:text-underline-color="font-color" officeooo:rsid="0035842f"/>
    </style:style>
    <style:style style:name="T3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32" style:family="text">
      <style:text-properties style:text-line-through-style="none" style:text-line-through-type="none" style:text-underline-style="none" style:text-blinking="false" loext:padding="0cm" loext:border="none"/>
    </style:style>
    <style:style style:name="T33" style:family="text">
      <style:text-properties fo:background-color="#ffff00" loext:char-shading-value="0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58eb85"/>
    </style:style>
    <style:style style:name="T36" style:family="text">
      <style:text-properties officeooo:rsid="0059e09a"/>
    </style:style>
    <style:style style:name="T37" style:family="text">
      <style:text-properties officeooo:rsid="005d7766"/>
    </style:style>
    <style:style style:name="T38" style:family="text">
      <style:text-properties officeooo:rsid="00606586"/>
    </style:style>
    <style:style style:name="T39" style:family="text">
      <style:text-properties officeooo:rsid="0062098e"/>
    </style:style>
    <style:style style:name="T40" style:family="text">
      <style:text-properties officeooo:rsid="006649e4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font-size="12pt" style:font-size-asian="12pt" style:font-weight-asian="normal" style:font-size-complex="12pt" style:font-weight-complex="normal"/>
    </style:style>
    <style:style style:name="T44" style:family="text">
      <style:text-properties fo:color="#333333" style:font-name="Liberation Serif" fo:font-size="12pt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Login <text:span text:style-name="T37">[Ventana]</text:span></text:p>
      <text:p text:style-name="P1"/>
      <text:p text:style-name="P1">Páginas utilizadas como apoyo: </text:p>
      <text:p text:style-name="P1"/>
      <text:p text:style-name="P4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77">Articulo 1 : Funcionamiento del sistema de autentificación en PHP</text:p>
      <text:p text:style-name="P77"/>
      <text:p text:style-name="P77"><text:a xlink:type="simple" xlink:href="https://desarrolloweb.com/articulos/1007.php" text:style-name="Internet_20_link" text:visited-style-name="Visited_20_Internet_20_Link">https://desarrolloweb.com/articulos/1007.php</text:a></text:p>
      <text:p text:style-name="P2"/>
      <text:p text:style-name="P5">Articulo 2: Página inicial con el formulario de autentificación <text:s/>en PHP</text:p>
      <text:p text:style-name="P74"/>
      <text:p text:style-name="P74"><text:a xlink:type="simple" xlink:href="https://desarrolloweb.com/articulos/1008.php" text:style-name="Internet_20_link" text:visited-style-name="Visited_20_Internet_20_Link">https://desarrolloweb.com/articulos/1008.php</text:a></text:p>
      <text:p text:style-name="P74"/>
      <text:p text:style-name="P5">Articulo 3: Control de los datos de autentificación en PHP</text:p>
      <text:p text:style-name="P74"/>
      <text:p text:style-name="P74"><text:a xlink:type="simple" xlink:href="https://desarrolloweb.com/articulos/1009.php" text:style-name="Internet_20_link" text:visited-style-name="Visited_20_Internet_20_Link">https://desarrolloweb.com/articulos/1009.php</text:a></text:p>
      <text:p text:style-name="P74"/>
      <text:p text:style-name="P7">Articulo 4: Capa de seguridad en PHP</text:p>
      <text:p text:style-name="P7"/>
      <text:p text:style-name="P7"><text:a xlink:type="simple" xlink:href="https://desarrolloweb.com/articulos/1010.php" text:style-name="Internet_20_link" text:visited-style-name="Visited_20_Internet_20_Link">https://desarrolloweb.com/articulos/1010.php</text:a></text:p>
      <text:p text:style-name="P7"/>
      <text:p text:style-name="P8">Artivulo 5 : Archivos de la aplicación con acceso restringido en PHP</text:p>
      <text:p text:style-name="P8"/>
      <text:p text:style-name="P8"><text:a xlink:type="simple" xlink:href="https://desarrolloweb.com/articulos/1011.php" text:style-name="Internet_20_link" text:visited-style-name="Visited_20_Internet_20_Link">https://desarrolloweb.com/articulos/1011.php</text:a></text:p>
      <text:p text:style-name="P3"/>
      <text:p text:style-name="P6">Articulo 8 : Cierre de sesión al cerrar el navegador </text:p>
      <text:p text:style-name="P9"/>
      <text:p text:style-name="P10"><text:a xlink:type="simple" xlink:href="https://desarrolloweb.com/articulos/2022.php" text:style-name="Internet_20_link" text:visited-style-name="Visited_20_Internet_20_Link">https://desarrolloweb.com/articulos/2022.php</text:a></text:p>
      <text:p text:style-name="P11"/>
      <text:p text:style-name="P12">• Consultar : <text:span text:style-name="T3">Hay acceso al archivo de inicio de php “php.ini” en el servidor de COPPENS?</text:span> </text:p>
      <text:p text:style-name="P12"/>
      <text:p text:style-name="P18">Articulo 9: <text:span text:style-name="T5">Autentificación PHP para múltiples usuarios usando MySQL</text:span></text:p>
      <text:p text:style-name="P13"/>
      <text:p text:style-name="P13"><text:a xlink:type="simple" xlink:href="https://desarrolloweb.com/articulos/1095.php" text:style-name="Internet_20_link" text:visited-style-name="Visited_20_Internet_20_Link">https://desarrolloweb.com/articulos/1095.php</text:a></text:p>
      <text:p text:style-name="P13"/>
      <text:p text:style-name="P13">• <text:span text:style-name="T26">Usuarios y contraseñas.</text:span></text:p>
      <text:p text:style-name="P13"/>
      <text:p text:style-name="P16"><text:span text:style-name="T25">Articulo 10: </text:span><text:span text:style-name="T5">Autenticar usuario y guardar en una cookie con PHP</text:span></text:p>
      <text:p text:style-name="P15"/>
      <text:p text:style-name="P15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4"/>
      <text:p text:style-name="P75"><text:span text:style-name="T21"><text:s/></text:span><text:span text:style-name="T4">L</text:span><text:span text:style-name="T9">a complejidad la aportará la parte de guardar el usuario en una cookie.</text:span></text:p>
      <text:p text:style-name="P71"/>
      <text:p text:style-name="P17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46"/>
      <text:p text:style-name="P47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47"/>
      <text:p text:style-name="P48">• <text:span text:style-name="T26">Explicación comando “form” en HTML </text:span></text:p>
      <text:p text:style-name="P48"><text:soft-page-break/></text:p>
      <text:p text:style-name="P49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49"/>
      <text:p text:style-name="P49">• <text:span text:style-name="T26">En HTML : Diferencias entre “id” y “name” dentro del comando “input”</text:span></text:p>
      <text:p text:style-name="P49"/>
      <text:p text:style-name="P49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49"/>
      <text:p text:style-name="P53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53"/>
      <text:p text:style-name="P66"><text:span text:style-name="T29">• </text:span><text:span text:style-name="T30">Pasar variables por la URL con PHP </text:span></text:p>
      <text:p text:style-name="P57"><text:a xlink:type="simple" xlink:href="https://desarrolloweb.com/articulos/317.php" text:style-name="Internet_20_link" text:visited-style-name="Visited_20_Internet_20_Link">https://desarrolloweb.com/articulos/317.php</text:a></text:p>
      <text:p text:style-name="P57"/>
      <text:p text:style-name="P57"/>
      <text:p text:style-name="P53"/>
      <text:p text:style-name="P49"/>
      <text:p text:style-name="P51">• <text:span text:style-name="T3">Notice: Undefined index: <text:s text:c="2"/></text:span><text:span text:style-name="T27">Aviso: variable indefinida</text:span></text:p>
      <text:p text:style-name="P49"/>
      <text:p text:style-name="P50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50"/>
      <text:p text:style-name="P50">•<text:span text:style-name="T26">El código PHP de mi página no se ejecuta y el navegador muestra su contenido</text:span> (SOLUCION)</text:p>
      <text:p text:style-name="P49"/>
      <text:p text:style-name="P50"><text:a xlink:type="simple" xlink:href="https://www.youtube.com/watch?v=5ukYZu2oyXM" text:style-name="Internet_20_link" text:visited-style-name="Visited_20_Internet_20_Link">https://www.youtube.com/watch?v=5ukYZu2oyXM</text:a></text:p>
      <text:p text:style-name="P50"/>
      <text:p text:style-name="P52">• Uso e importancia del comando “filter_input”</text:p>
      <text:p text:style-name="P50"/>
      <text:p text:style-name="P53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53"/>
      <text:p text:style-name="P53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53"/>
      <text:p text:style-name="P53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53"/>
      <text:p text:style-name="P59">• <text:span text:style-name="T33">Diferencia entre “include” y “header” </text:span></text:p>
      <text:p text:style-name="P59"/>
      <text:p text:style-name="P59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59"/>
      <text:p text:style-name="P60">• Métodos estáticos en PHP</text:p>
      <text:p text:style-name="P60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60"/>
      <text:p text:style-name="P76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5">include_once</text:span></text:span></text:a><text:span text:style-name="T31"> </text:span><text:span text:style-name="T12">lo resuelve </text:span></text:p>
      <text:p text:style-name="P67"/>
      <text:p text:style-name="P61"><text:a xlink:type="simple" xlink:href="https://stackoverflow.com/questions/1953857/fatal-error-cannot-redeclare-function" text:style-name="Internet_20_link" text:visited-style-name="Visited_20_Internet_20_Link"><text:span text:style-name="T31">https://stackoverflow.com/questions/1953857/fatal-error-cannot-redeclare-function</text:span></text:a></text:p>
      <text:p text:style-name="P67"/>
      <text:p text:style-name="P68">• Limpiar variables $_POST &amp; $_GET</text:p>
      <text:p text:style-name="P68"/>
      <text:p text:style-name="P63"><text:soft-page-break/><text:a xlink:type="simple" xlink:href="http://foros.cristalab.com/como-limpiar-variables-post-t30008/" text:style-name="Internet_20_link" text:visited-style-name="Visited_20_Internet_20_Link"><text:span text:style-name="T31">http://foros.cristalab.com/como-limpiar-variables-post-t30008/</text:span></text:a></text:p>
      <text:p text:style-name="P68"/>
      <text:p text:style-name="P69">• Utilización de “include” y “require” en PHP </text:p>
      <text:p text:style-name="P69"/>
      <text:p text:style-name="P64"><text:a xlink:type="simple" xlink:href="http://www.cristalab.com/tutoriales/como-usar-include-y-require-en-php-c203l/" text:style-name="Internet_20_link" text:visited-style-name="Visited_20_Internet_20_Link"><text:span text:style-name="T32">http://www.cristalab.com/tutoriales/como-usar-include-y-require-en-php-c203l/</text:span></text:a></text:p>
      <text:p text:style-name="P69"/>
      <text:p text:style-name="P70">• Validad si variables “$_POST” tienen contenido </text:p>
      <text:p text:style-name="P69"/>
      <text:p text:style-name="P65"><text:a xlink:type="simple" xlink:href="https://es.stackoverflow.com/questions/108097/notice-undefined-index-utilizando-post-en-php" text:style-name="Internet_20_link" text:visited-style-name="Visited_20_Internet_20_Link"><text:span text:style-name="T32">https://es.stackoverflow.com/questions/108097/notice-undefined-index-utilizando-post-en-php</text:span></text:a></text:p>
      <text:p text:style-name="P70"/>
      <text:p text:style-name="P54"/>
      <text:p text:style-name="P55">• Etiqueta HTML &lt;input&gt;</text:p>
      <text:p text:style-name="P55"/>
      <text:p text:style-name="P55"><text:a xlink:type="simple" xlink:href="https://www.w3schools.com/tags/tag_input.asp" text:style-name="Internet_20_link" text:visited-style-name="Visited_20_Internet_20_Link">https://www.w3schools.com/tags/tag_input.asp</text:a></text:p>
      <text:p text:style-name="P55"/>
      <text:p text:style-name="P55">• <text:span text:style-name="T28">HTML &lt;form&gt; method Attribute</text:span></text:p>
      <text:p text:style-name="P53"/>
      <text:p text:style-name="P55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55"/>
      <text:p text:style-name="P56">• HTML : Cambiar color de texto con etiqueta &lt;font&gt;</text:p>
      <text:p text:style-name="P56"/>
      <text:p text:style-name="P56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56"/>
      <text:p text:style-name="P58">• HTML: Etiqueta &lt;a&gt;</text:p>
      <text:p text:style-name="P56"/>
      <text:p text:style-name="P58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58"/>
      <text:p text:style-name="P62">• HTML : Elementos/Etiquetas &lt;ul&gt;&lt;/ul&gt; &amp; &lt;li&gt;&lt;/li&gt;</text:p>
      <text:p text:style-name="P58"/>
      <text:p text:style-name="P99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99"/>
      <text:p text:style-name="P101">• HTML : atributo “aria-labelledby”</text:p>
      <text:p text:style-name="P101"/>
      <text:p text:style-name="P101"><text:a xlink:type="simple" xlink:href="https://developer.mozilla.org/en-US/docs/Web/Accessibility/ARIA/ARIA_Techniques/Using_the_aria-labelledby_attribute" text:style-name="Internet_20_link" text:visited-style-name="Visited_20_Internet_20_Link">https://developer.mozilla.org/en-US/docs/Web/Accessibility/ARIA/ARIA_Techniques/Using_the_aria-labelledby_attribute</text:a></text:p>
      <text:p text:style-name="P101"/>
      <text:p text:style-name="P102">• HTML : <text:span text:style-name="T43">Cómo poner cursiva, negrita y subrayado en HTML</text:span></text:p>
      <text:p text:style-name="P102"><text:a xlink:type="simple" xlink:href="https://www.snsmarketing.es/blog/como-poner-cursiva-negrita-y-subrayado-en-html/" text:style-name="Internet_20_link" text:visited-style-name="Visited_20_Internet_20_Link">https://www.snsmarketing.es/blog/como-poner-cursiva-negrita-y-subrayado-en-html/</text:a></text:p>
      <text:p text:style-name="P102"/>
      <text:p text:style-name="P100"/>
      <text:p text:style-name="P53"/>
      <text:p text:style-name="P17">Comandos PHP …</text:p>
      <text:p text:style-name="P17"/>
      <text:p text:style-name="P17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7"/>
      <text:p text:style-name="P19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9"/>
      <text:p text:style-name="P20"><text:soft-page-break/><text:a xlink:type="simple" xlink:href="https://www.php.net/manual/es/function.empty.php" text:style-name="Internet_20_link" text:visited-style-name="Visited_20_Internet_20_Link">https://www.php.net/manual/es/function.empty.php</text:a></text:p>
      <text:p text:style-name="P20"/>
      <text:p text:style-name="P21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21"/>
      <text:p text:style-name="P21"><text:a xlink:type="simple" xlink:href="https://www.php.net/manual/es/language.oop5.php" text:style-name="Internet_20_link" text:visited-style-name="Visited_20_Internet_20_Link">https://www.php.net/manual/es/language.oop5.php</text:a></text:p>
      <text:p text:style-name="P21"/>
      <text:p text:style-name="P21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21"/>
      <text:p text:style-name="P22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22"/>
      <text:p text:style-name="P23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23"/>
      <text:p text:style-name="P24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24"/>
      <text:p text:style-name="P83"><text:a xlink:type="simple" xlink:href="https://www.php.net/manual/es/pdo.prepare.php" text:style-name="Internet_20_link" text:visited-style-name="Visited_20_Internet_20_Link">https://www.php.net/manual/es/pdo.prepare.php</text:a></text:p>
      <text:p text:style-name="P83"/>
      <text:p text:style-name="P83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25"/>
      <text:p text:style-name="P26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26"/>
      <text:p text:style-name="P27"><text:a xlink:type="simple" xlink:href="https://www.php.net/manual/es/function.date.php" text:style-name="Internet_20_link" text:visited-style-name="Visited_20_Internet_20_Link">https://www.php.net/manual/es/function.date.php</text:a></text:p>
      <text:p text:style-name="P27"/>
      <text:p text:style-name="P27"/>
      <text:p text:style-name="P84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84"/>
      <text:p text:style-name="P84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27"/>
      <text:p text:style-name="P27"/>
      <text:p text:style-name="P28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28"/>
      <text:p text:style-name="P29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29"/>
      <text:p text:style-name="P37"><text:a xlink:type="simple" xlink:href="https://www.php.net/manual/es/function.password-verify.php" text:style-name="Internet_20_link" text:visited-style-name="Visited_20_Internet_20_Link">https://www.php.net/manual/es/function.password-verify.php</text:a></text:p>
      <text:p text:style-name="P37"/>
      <text:p text:style-name="P29"/>
      <text:p text:style-name="P89">Cookies </text:p>
      <text:p text:style-name="P30"/>
      <text:p text:style-name="P34"><text:a xlink:type="simple" xlink:href="https://www.php.net/manual/es/function.session-set-cookie-params.php" text:style-name="Internet_20_link" text:visited-style-name="Visited_20_Internet_20_Link">https://www.php.net/manual/es/function.session-set-cookie-params.php</text:a></text:p>
      <text:p text:style-name="P34"/>
      <text:p text:style-name="P34"><text:a xlink:type="simple" xlink:href="https://www.php.net/manual/es/session.configuration.php" text:style-name="Internet_20_link" text:visited-style-name="Visited_20_Internet_20_Link">https://www.php.net/manual/es/session.configuration.php</text:a></text:p>
      <text:p text:style-name="P34"/>
      <text:p text:style-name="P34"><text:a xlink:type="simple" xlink:href="https://www.php.net/manual/es/session.configuration.php#ini.session.use-only-cookies" text:style-name="Internet_20_link" text:visited-style-name="Visited_20_Internet_20_Link">https://www.php.net/manual/es/session.configuration.php#ini.session.use-only-cookies</text:a></text:p>
      <text:p text:style-name="P34"/>
      <text:p text:style-name="P34"><text:a xlink:type="simple" xlink:href="https://www.php.net/manual/es/session.configuration.php#ini.session.use-trans-sid" text:style-name="Internet_20_link" text:visited-style-name="Visited_20_Internet_20_Link">https://www.php.net/manual/es/session.configuration.php#ini.session.use-trans-sid</text:a></text:p>
      <text:p text:style-name="P34"/>
      <text:p text:style-name="P34"><text:a xlink:type="simple" xlink:href="https://www.php.net/manual/es/function.ini-get.php" text:style-name="Internet_20_link" text:visited-style-name="Visited_20_Internet_20_Link">https://www.php.net/manual/es/function.ini-get.php</text:a></text:p>
      <text:p text:style-name="P34"/>
      <text:p text:style-name="P90">Objetos de datos PHP : PDO</text:p>
      <text:p text:style-name="P34"/>
      <text:p text:style-name="P36"><text:soft-page-break/><text:a xlink:type="simple" xlink:href="https://diego.com.es/tutorial-de-pdo#:~:text=Una%20instancia%20de%20PDOStatement%20se,la%20seguridad%20de%20la%20aplicación" text:style-name="Internet_20_link" text:visited-style-name="Visited_20_Internet_20_Link">https://diego.com.es/tutorial-de-pdo#:~:text=Una%20instancia%20de%20PDOStatement%20se,la%20seguridad%20de%20la%20aplicaci%C3%B3n</text:a>.</text:p>
      <text:p text:style-name="P31"/>
      <text:p text:style-name="P35"><text:a xlink:type="simple" xlink:href="https://www.php.net/manual/es/pdo.drivers.php" text:style-name="Internet_20_link" text:visited-style-name="Visited_20_Internet_20_Link">https://www.php.net/manual/es/pdo.drivers.php</text:a></text:p>
      <text:p text:style-name="P35"/>
      <text:p text:style-name="P35"><text:a xlink:type="simple" xlink:href="https://www.php.net/manual/es/intro.pdo.php" text:style-name="Internet_20_link" text:visited-style-name="Visited_20_Internet_20_Link">https://www.php.net/manual/es/intro.pdo.php</text:a></text:p>
      <text:p text:style-name="P35"/>
      <text:p text:style-name="P35"><text:a xlink:type="simple" xlink:href="https://www.php.net/manual/es/pdostatement.bindvalue.php" text:style-name="Internet_20_link" text:visited-style-name="Visited_20_Internet_20_Link">https://www.php.net/manual/es/pdostatement.bindvalue.php</text:a></text:p>
      <text:p text:style-name="P35"/>
      <text:p text:style-name="P36"><text:a xlink:type="simple" xlink:href="https://www.php.net/manual/es/class.pdostatement.php" text:style-name="Internet_20_link" text:visited-style-name="Visited_20_Internet_20_Link">https://www.php.net/manual/es/class.pdostatement.php</text:a></text:p>
      <text:p text:style-name="P36"/>
      <text:p text:style-name="P36"><text:a xlink:type="simple" xlink:href="https://www.php.net/manual/es/sqlite3.prepare.php" text:style-name="Internet_20_link" text:visited-style-name="Visited_20_Internet_20_Link">https://www.php.net/manual/es/sqlite3.prepare.php</text:a></text:p>
      <text:p text:style-name="P36"/>
      <text:p text:style-name="P36"><text:a xlink:type="simple" xlink:href="http://apuntaweb.blogspot.com/2014/02/motivos-para-usar-php-con-pdo-siempre.html" text:style-name="Internet_20_link" text:visited-style-name="Visited_20_Internet_20_Link">http://apuntaweb.blogspot.com/2014/02/motivos-para-usar-php-con-pdo-siempre.html</text:a></text:p>
      <text:p text:style-name="P36"/>
      <text:p text:style-name="P36"/>
      <text:p text:style-name="P30"/>
      <text:p text:style-name="P91">Cerrar sesión</text:p>
      <text:p text:style-name="P32"/>
      <text:p text:style-name="P33"><text:a xlink:type="simple" xlink:href="https://cursoprogramador.wordpress.com/2014/02/19/programando-en-php-un-boton-para-cerrar-sesion/" text:style-name="Internet_20_link" text:visited-style-name="Visited_20_Internet_20_Link"><text:span text:style-name="T35">https://cursoprogramador.wordpress.com/2014/02/19/programando-en-php-un-boton-para-cerrar-sesion/</text:span></text:a></text:p>
      <text:p text:style-name="P33"/>
      <text:p text:style-name="P92">JavaScript</text:p>
      <text:p text:style-name="P23"/>
      <text:p text:style-name="P38">• Donde colocar “&lt;script&gt;&lt;/script&gt;” con código “JavaScript” </text:p>
      <text:p text:style-name="P23"/>
      <text:p text:style-name="P38"><text:a xlink:type="simple" xlink:href="https://www.exasoluciones.com/inicio/tutoriales/javascript/en-donde-colocar-el-codigo-javascript#:~:text=En%20HTML%2C%20el%20código%20JavaScript,%3E%20y%20.&amp;text=El%20atributo%20type%20ya%20no,de%20scripts%20predeterminado%20en%20HTML5" text:style-name="Internet_20_link" text:visited-style-name="Visited_20_Internet_20_Link">https://www.exasoluciones.com/inicio/tutoriales/javascript/en-donde-colocar-el-codigo-javascript#:~:text=En%20HTML%2C%20el%20c%C3%B3digo%20JavaScript,%3E%20y%20.&amp;text=El%20atributo%20type%20ya%20no,de%20scripts%20predeterminado%20en%20HTML5</text:a>.</text:p>
      <text:p text:style-name="P38"/>
      <text:p text:style-name="P22"/>
      <text:p text:style-name="P39">• <text:span text:style-name="T36">Comentarios en JavaScript </text:span></text:p>
      <text:p text:style-name="P39"/>
      <text:p text:style-name="P40"><text:a xlink:type="simple" xlink:href="https://www.aprenderaprogramar.com/index.php?option=com_content&amp;view=article&amp;id=787:comentarios-javascript-en-linea-o-multilinea-punto-y-coma-final-inecesario-insercion-automatica-cu01111e&amp;catid=78&amp;Itemid=206#:~:text=JavaScript%20permite%20insertar%20comentarios%20en,%2F*%20y%20terminan%20con%20*%2F" text:style-name="Internet_20_link" text:visited-style-name="Visited_20_Internet_20_Link">https://www.aprenderaprogramar.com/index.php?option=com_content&amp;view=article&amp;id=787:comentarios-javascript-en-linea-o-multilinea-punto-y-coma-final-inecesario-insercion-automatica-cu01111e&amp;catid=78&amp;Itemid=206#:~:text=JavaScript%20permite%20insertar%20comentarios%20en,%2F*%20y%20terminan%20con%20*%2F</text:a>.</text:p>
      <text:p text:style-name="P40"/>
      <text:p text:style-name="P111">• <text:s/>“if...else”</text:p>
      <text:p text:style-name="P40"/>
      <text:p text:style-name="P111"><text:a xlink:type="simple" xlink:href="https://developer.mozilla.org/es/docs/Web/JavaScript/Referencia/Sentencias/if...else" text:style-name="Internet_20_link" text:visited-style-name="Visited_20_Internet_20_Link">https://developer.mozilla.org/es/docs/Web/JavaScript/Referencia/Sentencias/if...else</text:a></text:p>
      <text:p text:style-name="P111"/>
      <text:p text:style-name="P40"/>
      <text:p text:style-name="P85">SQL</text:p>
      <text:p text:style-name="P41"/>
      <text:p text:style-name="P41">• MySQL “IF()” <text:s/>Function.</text:p>
      <text:p text:style-name="P41"><text:a xlink:type="simple" xlink:href="https://www.w3schools.com/sql/func_mysql_if.asp" text:style-name="Internet_20_link" text:visited-style-name="Visited_20_Internet_20_Link"/></text:p>
      <text:p text:style-name="P41"><text:a xlink:type="simple" xlink:href="https://www.w3schools.com/sql/func_mysql_if.asp" text:style-name="Internet_20_link" text:visited-style-name="Visited_20_Internet_20_Link">https://www.w3schools.com/sql/func_mysql_if.asp</text:a></text:p>
      <text:p text:style-name="P41"/>
      <text:p text:style-name="P42"><text:soft-page-break/>• SQL “JOINS”</text:p>
      <text:p text:style-name="P42"/>
      <text:p text:style-name="P42"><text:a xlink:type="simple" xlink:href="https://ingenieriadesoftware.es/tipos-sql-join-guia-referencia/" text:style-name="Internet_20_link" text:visited-style-name="Visited_20_Internet_20_Link">https://ingenieriadesoftware.es/tipos-sql-join-guia-referencia/</text:a></text:p>
      <text:p text:style-name="P42"/>
      <text:p text:style-name="P21"/>
      <text:p text:style-name="P86">Administrar Usuarios [Ventana]</text:p>
      <text:p text:style-name="P19"/>
      <text:p text:style-name="P78"><text:span text:style-name="T22">• </text:span><text:span text:style-name="T16">2/8 - CRUD ¡Desde cero! - Desarrollo del front-end - Formulario - Modal – Tabla</text:span></text:p>
      <text:p text:style-name="P93"/>
      <text:p text:style-name="P43"><text:a xlink:type="simple" xlink:href="https://www.youtube.com/watch?v=jynuHnIziuw&amp;list=PLrAw40DbN0l1QmIk6z0zsutBO3StnAafW&amp;index=3" text:style-name="Internet_20_link" text:visited-style-name="Visited_20_Internet_20_Link">https://www.youtube.com/watch?v=jynuHnIziuw&amp;list=PLrAw40DbN0l1QmIk6z0zsutBO3StnAafW&amp;index=3</text:a></text:p>
      <text:p text:style-name="P43"/>
      <text:p text:style-name="P116"><text:span text:style-name="T24">• </text:span><text:span text:style-name="T16">4/8 - CRUD ¡Desde cero! - Inicializando DataTables y ventana modal</text:span></text:p>
      <text:p text:style-name="P109"/>
      <text:p text:style-name="P109"><text:a xlink:type="simple" xlink:href="https://www.youtube.com/watch?v=ecji-QtE8Yc&amp;list=PLrAw40DbN0l1QmIk6z0zsutBO3StnAafW&amp;index=5" text:style-name="Internet_20_link" text:visited-style-name="Visited_20_Internet_20_Link">https://www.youtube.com/watch?v=ecji-QtE8Yc&amp;list=PLrAw40DbN0l1QmIk6z0zsutBO3StnAafW&amp;index=5</text:a></text:p>
      <text:p text:style-name="P109"/>
      <text:p text:style-name="P109"/>
      <text:p text:style-name="P43"/>
      <text:p text:style-name="P87">Bootstrap</text:p>
      <text:p text:style-name="P43"/>
      <text:p text:style-name="P44"><text:span text:style-name="T38">• </text:span><text:bookmark text:name="content"/><text:span text:style-name="T5">Contents</text:span></text:p>
      <text:p text:style-name="P72"/>
      <text:p text:style-name="P73"><text:a xlink:type="simple" xlink:href="https://getbootstrap.com/docs/4.4/getting-started/contents/#js-files" text:style-name="Internet_20_link" text:visited-style-name="Visited_20_Internet_20_Link">https://getbootstrap.com/docs/4.4/getting-started/contents/#js-files</text:a></text:p>
      <text:p text:style-name="P73"/>
      <text:p text:style-name="P96">• <text:span text:style-name="T23">Atributo : <text:s/>data-dismiss="modal"</text:span></text:p>
      <text:p text:style-name="P97"><text:span text:style-name="T23"/></text:p>
      <text:p text:style-name="P98"><text:a xlink:type="simple" xlink:href="https://stackoverflow.com/questions/34627271/understanding-how-data-dismiss-attribute-works-in-bootstrap" text:style-name="Internet_20_link" text:visited-style-name="Visited_20_Internet_20_Link"><text:span text:style-name="T42">https://stackoverflow.com/questions/34627271/understanding-how-data-dismiss-attribute-works-in-bootstrap</text:span></text:a></text:p>
      <text:p text:style-name="P98"/>
      <text:p text:style-name="P88">DataTables</text:p>
      <text:p text:style-name="P72"/>
      <text:p text:style-name="P45">• Generated content for a column</text:p>
      <text:p text:style-name="P17"/>
      <text:p text:style-name="P45"><text:a xlink:type="simple" xlink:href="https://datatables.net/examples/ajax/null_data_source.html" text:style-name="Internet_20_link" text:visited-style-name="Visited_20_Internet_20_Link">https://datatables.net/examples/ajax/null_data_source.html</text:a></text:p>
      <text:p text:style-name="P45"/>
      <text:p text:style-name="P45">• “columns.defaultContent”</text:p>
      <text:p text:style-name="P45"/>
      <text:p text:style-name="P45"><text:a xlink:type="simple" xlink:href="https://datatables.net/reference/option/columns.defaultContent" text:style-name="Internet_20_link" text:visited-style-name="Visited_20_Internet_20_Link">https://datatables.net/reference/option/columns.defaultContent</text:a></text:p>
      <text:p text:style-name="P45"/>
      <text:p text:style-name="P79">• “<text:span text:style-name="T39">column.data</text:span>”</text:p>
      <text:p text:style-name="P79"/>
      <text:p text:style-name="P80"><text:a xlink:type="simple" xlink:href="https://datatables.net/reference/option/columns.data" text:style-name="Internet_20_link" text:visited-style-name="Visited_20_Internet_20_Link">https://datatables.net/reference/option/columns.data</text:a></text:p>
      <text:p text:style-name="P80"/>
      <text:p text:style-name="P80">• “columnas”</text:p>
      <text:p text:style-name="P80"/>
      <text:p text:style-name="P81"><text:a xlink:type="simple" xlink:href="https://datatables.net/reference/option/columns" text:style-name="Internet_20_link" text:visited-style-name="Visited_20_Internet_20_Link">https://datatables.net/reference/option/columns</text:a></text:p>
      <text:p text:style-name="P81"/>
      <text:p text:style-name="P81">• “columnDefs”</text:p>
      <text:p text:style-name="P81"/>
      <text:p text:style-name="P81"><text:soft-page-break/><text:a xlink:type="simple" xlink:href="https://datatables.net/reference/option/columnDefs" text:style-name="Internet_20_link" text:visited-style-name="Visited_20_Internet_20_Link">https://datatables.net/reference/option/columnDefs</text:a></text:p>
      <text:p text:style-name="P81"/>
      <text:p text:style-name="P105">• “<text:span text:style-name="T40">columns.render</text:span>”</text:p>
      <text:p text:style-name="P104"/>
      <text:p text:style-name="P104"><text:a xlink:type="simple" xlink:href="https://datatables.net/reference/option/columns.render" text:style-name="Internet_20_link" text:visited-style-name="Visited_20_Internet_20_Link">https://datatables.net/reference/option/columns.render</text:a></text:p>
      <text:p text:style-name="P104"/>
      <text:p text:style-name="P106">• Mas sobre “render”</text:p>
      <text:p text:style-name="P104"/>
      <text:p text:style-name="P106"><text:a xlink:type="simple" xlink:href="https://datatables.net/forums/discussion/23649/how-do-i-access-columns-data-inside-of-defaultcontent" text:style-name="Internet_20_link" text:visited-style-name="Visited_20_Internet_20_Link">https://datatables.net/forums/discussion/23649/how-do-i-access-columns-data-inside-of-defaultcontent</text:a></text:p>
      <text:p text:style-name="P106"/>
      <text:p text:style-name="P106">• <text:span text:style-name="T34">Agregar botones a cada fila usando tablas de datos jquery.</text:span><text:span text:style-name="T41"> (Este código fue el que me salvo, con esto se pueden agregar botones a una columna usando “render”)</text:span></text:p>
      <text:p text:style-name="P81"/>
      <text:p text:style-name="P106"><text:a xlink:type="simple" xlink:href="https://stackoverflow.com/questions/24286842/adding-buttons-to-each-row-using-jquery-datatables" text:style-name="Internet_20_link" text:visited-style-name="Visited_20_Internet_20_Link">https://stackoverflow.com/questions/24286842/adding-buttons-to-each-row-using-jquery-datatables</text:a></text:p>
      <text:p text:style-name="P106"/>
      <text:p text:style-name="P107">• <text:span text:style-name="T13">How to add buttons in multiple columns jQuery DataTable?</text:span></text:p>
      <text:p text:style-name="P106"/>
      <text:p text:style-name="P107"><text:a xlink:type="simple" xlink:href="https://stackoverflow.com/questions/48070779/how-to-add-buttons-in-multiple-columns-jquery-datatable" text:style-name="Internet_20_link" text:visited-style-name="Visited_20_Internet_20_Link">https://stackoverflow.com/questions/48070779/how-to-add-buttons-in-multiple-columns-jquery-datatable</text:a></text:p>
      <text:p text:style-name="P112">• “Language Options”</text:p>
      <text:p text:style-name="P107"/>
      <text:p text:style-name="P112"><text:a xlink:type="simple" xlink:href="https://datatables.net/examples/basic_init/language.html" text:style-name="Internet_20_link" text:visited-style-name="Visited_20_Internet_20_Link">https://datatables.net/examples/basic_init/language.html</text:a></text:p>
      <text:p text:style-name="P112"/>
      <text:p text:style-name="P112"/>
      <text:p text:style-name="P113"/>
      <text:p text:style-name="P122">jQuery</text:p>
      <text:p text:style-name="P114"/>
      <text:p text:style-name="P115">• <text:span text:style-name="T14">¿Qué es el método $ (document) .ready () en jQuery?</text:span></text:p>
      <text:p text:style-name="P114"/>
      <text:p text:style-name="P115"><text:a xlink:type="simple" xlink:href="https://www.tutorialspoint.com/What-is-document-ready-method-in-jQuery#:~:text=ready()%20method%20in%20jQuery%3F,-jQueryWeb%20Development&amp;text=The%20ready()%20method%20is,ready%20to%20execute%20JavaScript%20code" text:style-name="Internet_20_link" text:visited-style-name="Visited_20_Internet_20_Link">https://www.tutorialspoint.com/What-is-document-ready-method-in-jQuery#:~:text=ready()%20method%20in%20jQuery%3F,-jQueryWeb%20Development&amp;text=The%20ready()%20method%20is,ready%20to%20execute%20JavaScript%20code</text:a>.</text:p>
      <text:p text:style-name="P115"/>
      <text:p text:style-name="P121">• “.attr ()”</text:p>
      <text:p text:style-name="P115"/>
      <text:p text:style-name="P121"><text:a xlink:type="simple" xlink:href="https://api.jquery.com/attr/" text:style-name="Internet_20_link" text:visited-style-name="Visited_20_Internet_20_Link">https://api.jquery.com/attr/</text:a></text:p>
      <text:p text:style-name="P121"/>
      <text:p text:style-name="P114"/>
      <text:p text:style-name="P123">JSON </text:p>
      <text:p text:style-name="P117"/>
      <text:p text:style-name="P117"/>
      <text:p text:style-name="P119">• JSON.parse()</text:p>
      <text:p text:style-name="P117"/>
      <text:p text:style-name="P119"><text:a xlink:type="simple" xlink:href="https://developer.mozilla.org/es/docs/Web/JavaScript/Referencia/Objetos_globales/JSON/parse" text:style-name="Internet_20_link" text:visited-style-name="Visited_20_Internet_20_Link">https://developer.mozilla.org/es/docs/Web/JavaScript/Referencia/Objetos_globales/JSON/parse</text:a></text:p>
      <text:p text:style-name="P118"/>
      <text:p text:style-name="P120"><text:a xlink:type="simple" xlink:href="https://www.w3schools.com/js/js_json_parse.asp" text:style-name="Internet_20_link" text:visited-style-name="Visited_20_Internet_20_Link">https://www.w3schools.com/js/js_json_parse.asp</text:a></text:p>
      <text:p text:style-name="P120"/>
      <text:p text:style-name="P120"/>
      <text:p text:style-name="P114"/>
      <text:p text:style-name="P114"/>
      <text:p text:style-name="P114"><text:soft-page-break/></text:p>
      <text:p text:style-name="P114"/>
      <text:p text:style-name="P114"/>
      <text:p text:style-name="P114"/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Arial1" svg:font-family="Arial, Verdana, Tahoma"/>
    <style:font-face style:name="Consolas" svg:font-family="Consolas, Menlo, Monaco, 'Lucida Console', 'Liberation Mono', 'DejaVu Sans Mono', 'Bitstream Vera Sans Mono', 'Courier New', monospace, sans-serif"/>
    <style:font-face style:name="HelveticaNeue-UltraLight" svg:font-family="HelveticaNeue-UltraLight, 'Helvetica Neue UltraLight', ralewaythin, 'Helvetica Neue', 'Calibri Light', Calibri, Helvetica, Arial, sans-serif"/>
    <style:font-face style:name="Lato" svg:font-family="Lato, Helvetica, Arial, Lucida, sans-serif"/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x-locale-heading-primary" svg:font-family="x-locale-heading-primary, zillaslab, Palatino, 'Palatino Linotype', x-locale-heading-secondary, serif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1-11T16:01:20.265000000</dc:date>
    <meta:editing-duration>P24DT17H12M44S</meta:editing-duration>
    <meta:editing-cycles>44</meta:editing-cycles>
    <meta:generator>LibreOffice/5.3.6.1$Windows_x86 LibreOffice_project/686f202eff87ef707079aeb7f485847613344eb7</meta:generator>
    <meta:document-statistic meta:table-count="0" meta:image-count="0" meta:object-count="0" meta:page-count="8" meta:paragraph-count="153" meta:word-count="521" meta:character-count="8753" meta:non-whitespace-character-count="8361"/>
  </office:meta>
</office:document-meta>
</file>